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20pt" officeooo:rsid="0019145e" officeooo:paragraph-rsid="0019145e" style:font-size-asian="17.5pt" style:font-size-complex="20pt"/>
    </style:style>
    <style:style style:name="P2" style:family="paragraph" style:parent-style-name="Standard">
      <style:paragraph-properties fo:text-align="start" style:justify-single-word="false"/>
      <style:text-properties style:font-name="FreeSans" fo:font-size="12pt" officeooo:rsid="0019839f" officeooo:paragraph-rsid="0019839f" style:font-size-asian="10.5pt" style:font-size-complex="12pt"/>
    </style:style>
    <style:style style:name="P3" style:family="paragraph" style:parent-style-name="Standard">
      <style:paragraph-properties fo:text-align="start" style:justify-single-word="false"/>
      <style:text-properties style:font-name="FreeSans" fo:font-size="12pt" officeooo:rsid="001af6c8" officeooo:paragraph-rsid="001af6c8" style:font-size-asian="10.5pt" style:font-size-complex="12pt"/>
    </style:style>
    <style:style style:name="P4" style:family="paragraph" style:parent-style-name="Standard">
      <style:paragraph-properties fo:text-align="start" style:justify-single-word="false"/>
      <style:text-properties style:font-name="FreeSans" fo:font-size="12pt" officeooo:rsid="001ce510" officeooo:paragraph-rsid="001ce510" style:font-size-asian="10.5pt" style:font-size-complex="12pt"/>
    </style:style>
    <style:style style:name="P5" style:family="paragraph" style:parent-style-name="Standard">
      <style:paragraph-properties fo:text-align="start" style:justify-single-word="false"/>
      <style:text-properties style:font-name="FreeSans" fo:font-size="12pt" officeooo:rsid="001ed87a" officeooo:paragraph-rsid="001ed87a" style:font-size-asian="10.5pt" style:font-size-complex="12pt"/>
    </style:style>
    <style:style style:name="P6" style:family="paragraph" style:parent-style-name="Standard">
      <style:paragraph-properties fo:text-align="start" style:justify-single-word="false"/>
      <style:text-properties style:font-name="FreeSans" fo:font-size="12pt" officeooo:rsid="001f41ac" officeooo:paragraph-rsid="001f41ac" style:font-size-asian="10.5pt" style:font-size-complex="12pt"/>
    </style:style>
    <style:style style:name="P7" style:family="paragraph" style:parent-style-name="Standard">
      <style:paragraph-properties fo:text-align="start" style:justify-single-word="false"/>
      <style:text-properties fo:color="#1c1c1c" style:font-name="FreeSans" fo:font-size="12pt" officeooo:rsid="001ce510" officeooo:paragraph-rsid="001ce510" style:font-size-asian="10.5pt" style:font-size-complex="12pt"/>
    </style:style>
    <style:style style:name="P8" style:family="paragraph" style:parent-style-name="Standard">
      <style:paragraph-properties fo:text-align="start" style:justify-single-word="false"/>
      <style:text-properties fo:color="#1c1c1c" style:font-name="FreeSans" fo:font-size="12pt" officeooo:rsid="001af6c8" officeooo:paragraph-rsid="001af6c8" style:font-size-asian="10.5pt" style:font-size-complex="12pt"/>
    </style:style>
    <style:style style:name="P9" style:family="paragraph" style:parent-style-name="Standard">
      <style:paragraph-properties fo:text-align="start" style:justify-single-word="false"/>
      <style:text-properties fo:color="#1c1c1c" style:font-name="FreeSans" fo:font-size="12pt" officeooo:rsid="0019839f" officeooo:paragraph-rsid="0019839f" style:font-size-asian="10.5pt" style:font-size-complex="12pt"/>
    </style:style>
    <style:style style:name="P10" style:family="paragraph" style:parent-style-name="Standard">
      <style:paragraph-properties fo:text-align="start" style:justify-single-word="false"/>
      <style:text-properties fo:color="#1c1c1c" style:font-name="FreeSans" fo:font-size="12pt" officeooo:rsid="001f41ac" officeooo:paragraph-rsid="001f41ac" style:font-size-asian="10.5pt" style:font-size-complex="12pt"/>
    </style:style>
    <style:style style:name="P11" style:family="paragraph" style:parent-style-name="Standard">
      <style:paragraph-properties fo:text-align="start" style:justify-single-word="false" fo:break-before="page"/>
      <style:text-properties style:font-name="FreeSans" fo:font-size="12pt" officeooo:rsid="0019839f" officeooo:paragraph-rsid="0019839f" style:font-size-asian="10.5pt" style:font-size-complex="12pt"/>
    </style:style>
    <style:style style:name="T1" style:family="text">
      <style:text-properties officeooo:rsid="001af6c8"/>
    </style:style>
    <style:style style:name="T2" style:family="text">
      <style:text-properties fo:color="#000000"/>
    </style:style>
    <style:style style:name="T3" style:family="text">
      <style:text-properties fo:color="#000000" officeooo:rsid="001af6c8"/>
    </style:style>
    <style:style style:name="T4" style:family="text">
      <style:text-properties fo:color="#000000" officeooo:rsid="001ed87a"/>
    </style:style>
    <style:style style:name="T5" style:family="text">
      <style:text-properties officeooo:rsid="001ed8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C.</text:p>
      <text:p text:style-name="P1">ÇANAKKALE ONSEKİZ MART ÜNİVERSİTESİ</text:p>
      <text:p text:style-name="P1">BİLGİSAYAR MÜHENDİSLİĞİ BÖLÜMÜ</text:p>
      <text:p text:style-name="P1">ALGORİTMA ANALİZİ DERSİ</text:p>
      <text:p text:style-name="P1">FİNAL ÖDEVİ - 1</text:p>
      <text:p text:style-name="P11">Soru 1:</text:p>
      <text:p text:style-name="P2">Parametre olarak gelen m, n değerleri ile m x n boyutunda, içi rastgele belirlenen harflerle dolu olan bir matris oluştur<text:span text:style-name="T1">an ve onu geri döndüren fonksiyonu oluşturun </text:span>ve karmaşıklığını hesaplayın.</text:p>
      <text:p text:style-name="P2"/>
      <text:p text:style-name="P9">words = ['q','w','e','r','t','y','u','o','p','a','s','d','f','g','h','j','k','l','i','z','x','c','v','b','n','m']</text:p>
      <text:p text:style-name="P9">g_matrix = [] <text:span text:style-name="T1">#global matris</text:span></text:p>
      <text:p text:style-name="P9"/>
      <text:p text:style-name="P9">def new_matrix(m,n): ###3n+4n^2</text:p>
      <text:p text:style-name="P9"><text:s text:c="4"/>global g_matrix <text:s text:c="2"/>#1</text:p>
      <text:p text:style-name="P9"><text:s text:c="4"/>n_matrix = [] <text:s text:c="4"/>#2</text:p>
      <text:p text:style-name="P9"><text:s text:c="4"/>for i in range(m): #n*(2+4*n) = 2n+4n^2</text:p>
      <text:p text:style-name="P9"><text:s text:c="8"/>n_matrix.append([]) </text:p>
      <text:p text:style-name="P9"><text:s text:c="8"/>for j in range(n): </text:p>
      <text:p text:style-name="P9"><text:s text:c="12"/>loc = random.randint(0,len(words)-1) </text:p>
      <text:p text:style-name="P9"><text:s text:c="12"/>n_matrix[i].append(words[loc]) </text:p>
      <text:p text:style-name="P9"><text:s text:c="4"/>g_matrix = n_matrix <text:s text:c="3"/>#1</text:p>
      <text:p text:style-name="P9"><text:s text:c="4"/>print_matrix(g_matrix) #n</text:p>
      <text:p text:style-name="P9"/>
      <text:p text:style-name="P9">def print_matrix(m): </text:p>
      <text:p text:style-name="P9"><text:s text:c="4"/>for i in m: #n</text:p>
      <text:p text:style-name="P9"><text:s text:c="8"/>print(i)</text:p>
      <text:p text:style-name="P9"/>
      <text:p text:style-name="P3">kodun karmaşıklığı O(3n+4n^2) = O(n+n^2) = O(n^2)</text:p>
      <text:p text:style-name="P3"/>
      <text:p text:style-name="P3">Soru 2:</text:p>
      <text:p text:style-name="P3">Parametre olarak satır, sütun, yön ve kelime değerlerini alıp, 1. soruda oluşturulan matrise, satır, sütun değerlerinin belirttiği konumdan itibaren, parametre olarak gelen yön değerinin belirttiği yönde kelimenin yazılmasını sağlayan fonksiyon yazın ve karmaşıklığını hesaplayın.</text:p>
      <text:p text:style-name="P3"/>
      <text:p text:style-name="P8">#0: soldan saga, 1: sagdan sola, 2: asagidan yukariya, 3: yukaridan asagiya</text:p>
      <text:p text:style-name="P8"/>
      <text:p text:style-name="P8">def add_word(i,j,orient,word):</text:p>
      <text:p text:style-name="P8"><text:s text:c="4"/>global g_matrix #1</text:p>
      <text:p text:style-name="P8"><text:s text:c="4"/>if(len(g_matrix) &gt; i and len(g_matrix[0]) &gt; j): <text:s text:c="3"/>#4</text:p>
      <text:p text:style-name="P8"><text:s text:c="12"/>#kodlar burada</text:p>
      <text:p text:style-name="P8"><text:s text:c="12"/>if(orient == 0):#1</text:p>
      <text:p text:style-name="P8"><text:s text:c="16"/>#soldan saga</text:p>
      <text:p text:style-name="P8"><text:s text:c="16"/>while(word != ""): #n </text:p>
      <text:p text:style-name="P8"><text:s text:c="20"/>c = word[0] #2</text:p>
      <text:p text:style-name="P8"><text:s text:c="20"/>word = word[1:] #2</text:p>
      <text:p text:style-name="P8"><text:s text:c="20"/>if (j == len(g_matrix[0])): #3</text:p>
      <text:p text:style-name="P8"><text:s text:c="24"/>j = 0 #1 </text:p>
      <text:p text:style-name="P8"><text:s text:c="24"/>i += 1 #1</text:p>
      <text:p text:style-name="P8"><text:s text:c="20"/>if (i == len(g_matrix)): #3</text:p>
      <text:p text:style-name="P8"><text:s text:c="24"/>i = 0 #1</text:p>
      <text:p text:style-name="P8"><text:s text:c="20"/>g_matrix[i][j] = c #3</text:p>
      <text:p text:style-name="P8"><text:s text:c="20"/>j += 1 #2</text:p>
      <text:p text:style-name="P8"/>
      <text:p text:style-name="P8"><text:s text:c="12"/>elif(orient == 1):</text:p>
      <text:p text:style-name="P8"><text:s text:c="16"/>#sagdan sola</text:p>
      <text:p text:style-name="P8"><text:s text:c="18"/>...</text:p>
      <text:p text:style-name="P8"><text:s text:c="12"/>elif(orient == 2):</text:p>
      <text:p text:style-name="P8"><text:s text:c="16"/>#asagidan yukariya</text:p>
      <text:p text:style-name="P8"><text:s text:c="16"/>...</text:p>
      <text:p text:style-name="P8"><text:soft-page-break/><text:s text:c="12"/>elif(orient == 3):</text:p>
      <text:p text:style-name="P8"><text:s text:c="16"/>#yukaridan asagiya</text:p>
      <text:p text:style-name="P8"><text:s text:c="16"/>...</text:p>
      <text:p text:style-name="P8"><text:s text:c="12"/>else:</text:p>
      <text:p text:style-name="P8"><text:s text:c="16"/>print("orientation out of range")</text:p>
      <text:p text:style-name="P8"><text:s text:c="4"/>else:</text:p>
      <text:p text:style-name="P8"><text:s text:c="8"/>print("out of range")</text:p>
      <text:p text:style-name="P8"><text:s text:c="8"/>return</text:p>
      <text:p text:style-name="P8"><text:s text:c="4"/>print_matrix(g_matrix)</text:p>
      <text:p text:style-name="P8"/>
      <text:p text:style-name="P3">(Yukarıdaki kodda ilk if benzer işlemleri yapan fonksiyonlar bulunduğu için ve karmaşıklığa etkileri, ilk if ile aynı olduğu için ayrıntıları eklenmemiştir, fakat kod kısmında hepsi mevcuttur.)</text:p>
      <text:p text:style-name="P4"/>
      <text:p text:style-name="P4">3. satırda bulunan<text:span text:style-name="T2"> </text:span><text:span text:style-name="T3"><text:s/>if(len(g_matrix) &gt; i and len(g_matrix[0]) &gt; j) </text:span><text:span text:style-name="T2">sorgusu ve altında yapılan işlemlerin karmaşıklığı: O(n)’dir.</text:span></text:p>
      <text:p text:style-name="P4"><text:span text:style-name="T2">Son satırda bulunan print_matrix(g_matrix) çağrısının karmaşıklığı: O(n)’dir.</text:span></text:p>
      <text:p text:style-name="P4"><text:span text:style-name="T2">Toplam karmaşıklık O(2n) = O(n)’dir.</text:span></text:p>
      <text:p text:style-name="P4"><text:span text:style-name="T2"/></text:p>
      <text:p text:style-name="P4"><text:span text:style-name="T2"/></text:p>
      <text:p text:style-name="P4"><text:span text:style-name="T2">Soru 3:</text:span></text:p>
      <text:p text:style-name="P4"><text:span text:style-name="T2">Elemanları harf olan bir matrisin uzunluğu en az 10 olan kelimelerden oluşan palindrom kelimeleri bulan fonksiyonu yazınız ve karmaşıklığını hesaplayınız.</text:span></text:p>
      <text:p text:style-name="P4"><text:span text:style-name="T2"/></text:p>
      <text:p text:style-name="P7">def myReverse(v): <text:span text:style-name="T5"># O(n)</text:span></text:p>
      <text:p text:style-name="P7"><text:s text:c="4"/>v2=[]</text:p>
      <text:p text:style-name="P7"><text:s text:c="4"/>for i in v[::-1]:</text:p>
      <text:p text:style-name="P7"><text:s text:c="8"/>v2.append(i)</text:p>
      <text:p text:style-name="P7"><text:s text:c="4"/>return v2</text:p>
      <text:p text:style-name="P7"/>
      <text:p text:style-name="P7">def palindrom_list():</text:p>
      <text:p text:style-name="P7"><text:s text:c="4"/>global g_matrix </text:p>
      <text:p text:style-name="P7"><text:s text:c="4"/></text:p>
      <text:p text:style-name="P7"><text:s text:c="4"/>if(len(g_matrix[0]) &lt; 10): <text:span text:style-name="T5"># O(1)</text:span></text:p>
      <text:p text:style-name="P7"><text:s text:c="8"/>return []</text:p>
      <text:p text:style-name="P7"><text:s text:c="4"/>elif(len(g_matrix[0]) == 10): <text:span text:style-name="T5"># O(n)</text:span></text:p>
      <text:p text:style-name="P7"><text:s text:c="8"/>pol_list = []</text:p>
      <text:p text:style-name="P7"><text:s text:c="8"/>for i in range(len(g_matrix)): <text:s text:c="9"/></text:p>
      <text:p text:style-name="P7"><text:s text:c="12"/>if(g_matrix[i] == myReverse(g_matrix[i])):</text:p>
      <text:p text:style-name="P7"><text:s text:c="16"/>if(g_matrix[i] not in pol_list):</text:p>
      <text:p text:style-name="P7"><text:s text:c="20"/>pol_list.append(g_matrix[i])</text:p>
      <text:p text:style-name="P7"><text:s text:c="8"/>return pol_list</text:p>
      <text:p text:style-name="P7"><text:s text:c="4"/>else: <text:span text:style-name="T5"># O(n^3)</text:span></text:p>
      <text:p text:style-name="P7"><text:s text:c="8"/>pol_list = []</text:p>
      <text:p text:style-name="P7"><text:s text:c="8"/>a = g_matrix[0]</text:p>
      <text:p text:style-name="P7"><text:s text:c="8"/>count = len(a)-9 </text:p>
      <text:p text:style-name="P7"><text:s text:c="8"/>count = count*(count+1)/2</text:p>
      <text:p text:style-name="P7"><text:s text:c="8"/>count = int(count)</text:p>
      <text:p text:style-name="P7"><text:s text:c="8"/>for i in range(len(g_matrix)): <text:span text:style-name="T5"># O((n^3+n^2)/2) = O(n^3)</text:span></text:p>
      <text:p text:style-name="P7"><text:s text:c="12"/>l,k = 10,0</text:p>
      <text:p text:style-name="P7"><text:s text:c="12"/>for j in range(count): <text:span text:style-name="T5"># O((n^2+n)/2) = O(n^2)</text:span></text:p>
      <text:p text:style-name="P7"><text:s text:c="16"/>v = g_matrix[i][k:k+l] </text:p>
      <text:p text:style-name="P7"><text:s text:c="16"/>if(v == myReverse(v)): <text:span text:style-name="T5"># O(n)</text:span></text:p>
      <text:p text:style-name="P7"><text:s text:c="20"/>if(v not in pol_list):</text:p>
      <text:p text:style-name="P7"><text:s text:c="24"/>pol_list.append(v) </text:p>
      <text:p text:style-name="P7"><text:s text:c="16"/>l+=1 </text:p>
      <text:p text:style-name="P7"><text:soft-page-break/><text:s text:c="16"/></text:p>
      <text:p text:style-name="P7"><text:s text:c="16"/>if(k+l == len(g_matrix[0])+1): </text:p>
      <text:p text:style-name="P7"><text:s text:c="20"/>l = 10</text:p>
      <text:p text:style-name="P7"><text:s text:c="20"/>k+=1</text:p>
      <text:p text:style-name="P7"><text:s text:c="8"/>return pol_list</text:p>
      <text:p text:style-name="P5"><text:span text:style-name="T2">Bu cevapta 3 farklı karmaşıklık vardır, bu da matristen matrise değişmektedir.</text:span></text:p>
      <text:p text:style-name="P5"><text:span text:style-name="T2">Eğer matrisin satırlarının uzunluğu, 10’dan küçük ise o zaman O(1)’dir.</text:span></text:p>
      <text:p text:style-name="P5"><text:span text:style-name="T2">Eğer matrisin satırlarının uzunluğu, 10’a eşit ise o zaman O(n)’dir.</text:span></text:p>
      <text:p text:style-name="P5"><text:span text:style-name="T2">Eğer matrisin satırlarının uzunluğu, 10’dan büyük ise o zaman O(n^3)’dür.</text:span></text:p>
      <text:p text:style-name="P5"><text:span text:style-name="T2"/></text:p>
      <text:p text:style-name="P6"><text:span text:style-name="T2">Soru 4:</text:span></text:p>
      <text:p text:style-name="P6"><text:span text:style-name="T2">1, 2 ve 3. sorularda yazılan fonksiyonları test eden bir fonksiyon yazınız ve karmaşıklığını hesaplayınız.</text:span></text:p>
      <text:p text:style-name="P10"/>
      <text:p text:style-name="P10">def tester():</text:p>
      <text:p text:style-name="P10"><text:s text:c="4"/>#palindrom test</text:p>
      <text:p text:style-name="P10"><text:s text:c="4"/>print(new_matrix(15,15)</text:p>
      <text:p text:style-name="P10"><text:s text:c="4"/>print(add_word(0,0,0,"tenettenettenet"))</text:p>
      <text:p text:style-name="P10"><text:s text:c="4"/>print_matrix(palindrom_list())</text:p>
      <text:p text:style-name="P6"><text:span text:style-name="T2"/></text:p>
      <text:p text:style-name="P6"><text:span text:style-name="T2">Tester fonksiyonunun karmaşıklığı, içinde çağrılan fonksiyonların karmaşıklığına göre belirlenmektedir. Buna göre Tester fonksiyonunun karmaşıklığı: O(n^3)’dür. Bunun nedeni ise, testi yapılan matrisin satırlarının boyutu 15’dir, yani 10’dan büyüktü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1T00:33:49.509401291</meta:creation-date>
    <dc:date>2020-06-11T01:55:14.120704975</dc:date>
    <meta:editing-duration>PT6M2S</meta:editing-duration>
    <meta:editing-cycles>1</meta:editing-cycles>
    <meta:document-statistic meta:table-count="0" meta:image-count="0" meta:object-count="0" meta:page-count="4" meta:paragraph-count="111" meta:word-count="514" meta:character-count="4670" meta:non-whitespace-character-count="3335"/>
    <meta:generator>LibreOffice/6.0.7.3$Linux_X86_64 LibreOffice_project/00m0$Build-3</meta:generator>
  </office:meta>
</office:document-meta>
</file>